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1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view exercise 1: One volunteer to show the solution. Remaining students to criticize it.</text:p>
              </text:list-item>
              <text:list-item>
                <text:p>Students to finalize their solutions and/or solution to be provi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uild Server: Why?</text:p>
              </text:list-item>
              <text:list-item>
                <text:p>Installation and configuration of TFS: Issues, questions, ope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5cm" svg:y="4.82cm" presentation:class="outline" presentation:user-transformed="true">
          <draw:text-box>
            <text:list text:style-name="L2">
              <text:list-item>
                <text:p>Create a build definition for the calculator containing the standard steps and ensure that the build is gr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2: Continuous Integration 1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.</text:p>
              </text:list-item>
              <text:list-item>
                <text:p>Briefly discuss BoxView and TableView</text:p>
              </text:list-item>
              <text:list-item>
                <text:p>Show how to create an API Key and how to bind it into the TripLog applic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2: Continuous Integration 2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Show possible solution for exercise 2 (TripLog)</text:p>
              </text:list-item>
              <text:list-item>
                <text:p>Create a build definition as before for the Android part. Ensure that the build is gre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Prepa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oth exercises completed with code on GitHub and with green builds</text:p>
              </text:list-item>
              <text:list-item>
                <text:p>Send guides/links on how to set up CD</text:p>
              </text:list-item>
              <text:list-item>
                <text:p>Introduction to unit testing: Bring examples of code that:</text:p>
                <text:list>
                  <text:list-item>
                    <text:p>Is untested ("difficult to test") </text:p>
                  </text:list-item>
                  <text:list-item>
                    <text:p>Is poorly tested</text:p>
                  </text:list-item>
                  <text:list-item>
                    <text:p>Is well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3M21S</meta:editing-duration>
    <meta:editing-cycles>20</meta:editing-cycles>
    <meta:generator>LibreOffice/5.4.3.2$Windows_X86_64 LibreOffice_project/92a7159f7e4af62137622921e809f8546db437e5</meta:generator>
    <dc:date>2019-11-22T13:31:59.179000000</dc:date>
    <meta:document-statistic meta:object-count="49"/>
  </office:meta>
</office:document-meta>
</file>